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solid" draw:fill-color="#ffff00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2" style:family="graphic" style:parent-style-name="standard">
      <style:graphic-properties svg:stroke-width="0.053cm" svg:stroke-color="#5b277d" draw:marker-start-width="0.28cm" draw:marker-end-width="0.28cm" draw:fill="solid" draw:fill-color="#8e86ae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3" style:family="graphic" style:parent-style-name="standard">
      <style:graphic-properties svg:stroke-width="0.053cm" svg:stroke-color="#3465a4" draw:marker-start-width="0.28cm" draw:marker-end-width="0.28cm" draw:fill="solid" draw:fill-color="#5983b0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ffff00" draw:opacity="100%" draw:textarea-horizontal-align="justify" draw:textarea-vertical-align="middle" draw:auto-grow-height="false" fo:min-height="9.446cm" fo:min-width="4.446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3465a4" draw:marker-start-width="0.28cm" draw:marker-end-width="0.28cm" draw:fill="solid" draw:fill-color="#5983b0" draw:opacity="100%" draw:textarea-horizontal-align="justify" draw:textarea-vertical-align="middle" draw:auto-grow-height="false" fo:min-height="1.184cm" fo:min-width="2.445cm" fo:padding-top="0.152cm" fo:padding-bottom="0.152cm" fo:padding-left="0.277cm" fo:padding-right="0.277cm"/>
      <style:paragraph-properties style:writing-mode="lr-tb"/>
    </style:style>
    <style:style style:name="gr6" style:family="graphic" style:parent-style-name="standard">
      <style:graphic-properties svg:stroke-width="0.053cm" svg:stroke-color="#3465a4" draw:marker-start-width="0.28cm" draw:marker-end-width="0.28cm" draw:fill="solid" draw:fill-color="#5983b0" draw:opacity="100%" draw:textarea-horizontal-align="justify" draw:textarea-vertical-align="middle" draw:auto-grow-height="false" fo:min-height="1.184cm" fo:min-width="2.446cm" fo:padding-top="0.152cm" fo:padding-bottom="0.152cm" fo:padding-left="0.277cm" fo:padding-right="0.277cm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3465a4" draw:marker-start-width="0.28cm" draw:marker-end-width="0.28cm" draw:fill="solid" draw:fill-color="#5983b0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8cm" draw:marker-end-width="0.28cm" draw:fill="solid" draw:fill-color="#ffff00" draw:opacity="100%" draw:textarea-horizontal-align="justify" draw:textarea-vertical-align="middle" draw:auto-grow-height="false" fo:min-height="1.184cm" fo:min-width="2.446cm" fo:padding-top="0.152cm" fo:padding-bottom="0.152cm" fo:padding-left="0.277cm" fo:padding-right="0.277cm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000000" draw:marker-start-width="0.28cm" draw:marker-end-width="0.28cm" draw:fill="solid" draw:fill-color="#ff860d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00000" draw:marker-start-width="0.28cm" draw:marker-end-width="0.28cm" draw:fill="solid" draw:fill-color="#ff860d" draw:opacity="100%" draw:textarea-horizontal-align="justify" draw:textarea-vertical-align="middle" draw:auto-grow-height="false" fo:min-height="1.196cm" fo:min-width="2.445cm" fo:padding-top="0.152cm" fo:padding-bottom="0.152cm" fo:padding-left="0.277cm" fo:padding-right="0.277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00000" draw:marker-start-width="0.28cm" draw:marker-end-width="0.28cm" draw:fill="solid" draw:fill-color="#ff860d" draw:opacity="100%" draw:textarea-horizontal-align="justify" draw:textarea-vertical-align="middle" draw:auto-grow-height="false" fo:min-height="1.196cm" fo:min-width="2.445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 style:list-style-name="L1">
      <style:graphic-properties svg:stroke-width="0.053cm" svg:stroke-color="#000000" draw:marker-start-width="0.28cm" draw:marker-end-width="0.28cm" draw:fill="solid" draw:fill-color="#ff860d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draw:fill="solid" draw:fill-color="#ff860d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svg:stroke-width="0.053cm" svg:stroke-color="#3465a4" draw:marker-start-width="0.28cm" draw:marker-end-width="0.28cm" draw:fill="solid" draw:fill-color="#5983b0" draw:opacity="100%" draw:textarea-horizontal-align="justify" draw:textarea-vertical-align="middle" draw:auto-grow-height="false" fo:min-height="1.195cm" fo:min-width="2.446cm" fo:padding-top="0.152cm" fo:padding-bottom="0.152cm" fo:padding-left="0.277cm" fo:padding-right="0.277cm"/>
      <style:paragraph-properties style:writing-mode="lr-tb"/>
    </style:style>
    <style:style style:name="gr15" style:family="graphic" style:parent-style-name="standard">
      <style:graphic-properties svg:stroke-width="0.053cm" svg:stroke-color="#3465a4" draw:marker-start-width="0.28cm" draw:marker-end-width="0.28cm" draw:fill="solid" draw:fill-color="#5983b0" draw:opacity="100%" draw:textarea-horizontal-align="justify" draw:textarea-vertical-align="middle" draw:auto-grow-height="false" fo:min-height="1.209cm" fo:min-width="2.446cm" fo:padding-top="0.152cm" fo:padding-bottom="0.152cm" fo:padding-left="0.277cm" fo:padding-right="0.277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00000" draw:marker-start-width="0.28cm" draw:marker-end-width="0.28cm" draw:fill="solid" draw:fill-color="#ff860d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7" style:family="graphic" style:parent-style-name="standard">
      <style:graphic-properties draw:stroke="none" draw:stroke-dash="Double_20_Dash" svg:stroke-width="0.053cm" svg:stroke-color="#000000" draw:marker-start-width="0.28cm" draw:marker-end-width="0.28cm" svg:stroke-linecap="butt" draw:fill="solid" draw:fill-color="#000000" draw:opacity="100%" draw:textarea-horizontal-align="justify" draw:textarea-vertical-align="middle" draw:auto-grow-height="false" fo:min-height="1.196cm" fo:min-width="4.446cm" fo:padding-top="0.152cm" fo:padding-bottom="0.152cm" fo:padding-left="0.277cm" fo:padding-right="0.277cm"/>
      <style:paragraph-properties style:writing-mode="lr-tb"/>
    </style:style>
    <style:style style:name="gr18" style:family="graphic" style:parent-style-name="standard">
      <style:graphic-properties svg:stroke-width="0.053cm" svg:stroke-color="#468a1a" draw:marker-start-width="0.28cm" draw:marker-end-width="0.28cm" draw:fill="solid" draw:fill-color="#5eb91e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9" style:family="graphic" style:parent-style-name="standard">
      <style:graphic-properties draw:stroke="none" draw:stroke-dash="Double_20_Dash" svg:stroke-width="0.053cm" svg:stroke-color="#000000" draw:marker-start-width="0.28cm" draw:marker-end-width="0.28cm" svg:stroke-linecap="butt" draw:fill="solid" draw:fill-color="#000000" draw:opacity="100%" draw:textarea-horizontal-align="justify" draw:textarea-vertical-align="middle" draw:auto-grow-height="false" fo:min-height="1.196cm" fo:min-width="1.696cm" fo:padding-top="0.152cm" fo:padding-bottom="0.152cm" fo:padding-left="0.277cm" fo:padding-right="0.277cm"/>
      <style:paragraph-properties style:writing-mode="lr-tb"/>
    </style:style>
    <style:style style:name="gr20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1.716cm" fo:min-width="10.21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bottom" draw:auto-grow-height="false" fo:min-height="3.966cm" fo:min-width="7.46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top" draw:auto-grow-height="false" fo:min-height="3.966cm" fo:min-width="7.46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top" draw:auto-grow-height="false" fo:min-height="4.466cm" fo:min-width="7.466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bottom" draw:auto-grow-height="false" fo:min-height="3.966cm" fo:min-width="6.466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marker-start="Arrowheads_20_4" draw:marker-start-width="0.352cm" draw:marker-end="Arrowheads_20_5" draw:marker-end-width="0.352cm" draw:textarea-vertical-align="middle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marker-start="Arrowheads_20_6" draw:marker-start-width="0.352cm" draw:marker-end="Arrowheads_20_7" draw:marker-end-width="0.352cm" draw:textarea-vertical-align="middle" fo:padding-top="0.142cm" fo:padding-bottom="0.142cm" fo:padding-left="0.267cm" fo:padding-right="0.267cm"/>
      <style:paragraph-properties style:writing-mode="lr-tb"/>
    </style:style>
    <style:style style:name="gr27" style:family="graphic" style:parent-style-name="objectwithoutfill">
      <style:graphic-properties draw:stroke="solid"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dash" draw:stroke-dash="Long_20_Dot" svg:stroke-width="0.035cm" svg:stroke-color="#000000" draw:marker-start="Arrowheads_20_10" draw:marker-start-width="0.352cm" draw:marker-end="Arrowheads_20_11" draw:marker-end-width="0.352cm" svg:stroke-linecap="butt" draw:textarea-vertical-align="middle" fo:padding-top="0.142cm" fo:padding-bottom="0.142cm" fo:padding-left="0.267cm" fo:padding-right="0.267cm"/>
      <style:paragraph-properties style:writing-mode="lr-tb"/>
    </style:style>
    <style:style style:name="gr29" style:family="graphic" style:parent-style-name="objectwithoutfill">
      <style:graphic-properties draw:stroke="soli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3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withoutfill">
      <style:graphic-properties draw:stroke="solid" svg:stroke-width="0.053cm" svg:stroke-color="#000000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000000" draw:marker-start-width="0.279cm" draw:marker-end="Arrowheads_20_13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draw:stroke="solid"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solid"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draw:stroke="solid" svg:stroke-width="0.035cm" svg:stroke-color="#000000" draw:marker-start-width="0.252cm" draw:marker-end="Arrowheads_20_16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start="Arrowheads_20_17" draw:marker-start-width="0.352cm" draw:marker-end-width="0.252cm" draw:textarea-vertical-align="middle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marker-start="Arrowheads_20_18" draw:marker-start-width="0.352cm" draw:marker-end-width="0.252cm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solid" svg:stroke-width="0.035cm" svg:stroke-color="#000000" draw:marker-start="Arrowheads_20_19" draw:marker-start-width="0.352cm" draw:marker-end-width="0.252cm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solid" svg:stroke-width="0.035cm" svg:stroke-color="#000000" draw:marker-start="Arrowheads_20_20" draw:marker-start-width="0.352cm" draw:marker-end-width="0.252cm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solid" svg:stroke-width="0.035cm" svg:stroke-color="#000000" draw:marker-start="Arrowheads_20_21" draw:marker-start-width="0.352cm" draw:marker-end="Arrowheads_20_22" draw:marker-end-width="0.352cm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0.5cm" fo:min-width="2.5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 fo:min-height="0.5cm" fo:min-width="0.75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0.5cm" fo:min-width="1.5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.5cm" fo:min-width="1.25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0.5cm" fo:min-width="1cm"/>
      <style:paragraph-properties style:writing-mode="lr-tb"/>
    </style:style>
    <style:style style:name="gr48" style:family="graphic" style:parent-style-name="standard">
      <style:graphic-properties draw:stroke="dash" draw:stroke-dash="Long_20_Dot_20__28_Rounded_29_" svg:stroke-width="0.035cm" svg:stroke-color="#000000" draw:marker-start="Arrowheads_20_23" draw:marker-start-width="0.352cm" draw:marker-end="Arrowheads_20_24" draw:marker-end-width="0.352cm" svg:stroke-linecap="round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draw:stroke="dash" draw:stroke-dash="Long_20_Dot_20__28_Rounded_29_" svg:stroke-width="0.035cm" svg:stroke-color="#000000" draw:marker-start-width="0.252cm" draw:marker-end="Arrowheads_20_25" draw:marker-end-width="0.352cm" svg:stroke-linecap="round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Long_20_Dot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>
      <style:graphic-properties draw:stroke="dash" draw:stroke-dash="Long_20_Dot" svg:stroke-width="0.035cm" svg:stroke-color="#000000" draw:marker-start="Arrowheads_20_26" draw:marker-start-width="0.352cm" draw:marker-end-width="0.252cm" svg:stroke-linecap="butt" draw:textarea-vertical-align="middle" fo:padding-top="0.142cm" fo:padding-bottom="0.142cm" fo:padding-left="0.267cm" fo:padding-right="0.267cm"/>
      <style:paragraph-properties style:writing-mode="lr-tb"/>
    </style:style>
    <style:style style:name="gr52" style:family="graphic" style:parent-style-name="standard">
      <style:graphic-properties draw:stroke="solid" svg:stroke-width="0.081cm" svg:stroke-color="#000000" draw:marker-start-width="0.321cm" draw:marker-end-width="0.321cm" draw:fill-color="#ff0000" draw:textarea-horizontal-align="justify" draw:textarea-vertical-align="middle" draw:auto-grow-height="false" fo:min-height="2cm" fo:min-width="3.75cm" fo:padding-top="0.165cm" fo:padding-bottom="0.165cm" fo:padding-left="0.29cm" fo:padding-right="0.29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 fo:min-height="1.75cm" fo:min-width="3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solid" draw:fill-color="#ffff00" draw:opacity="100%"/>
      <style:paragraph-properties fo:text-align="center" style:writing-mode="lr-tb"/>
      <style:text-properties fo:font-size="10pt"/>
    </style:style>
    <style:style style:name="P3" style:family="paragraph">
      <style:paragraph-properties fo:text-align="center" style:writing-mode="lr-tb"/>
      <style:text-properties fo:color="#ffffff" loext:opacity="100%" fo:font-size="10pt"/>
    </style:style>
    <style:style style:name="P4" style:family="paragraph">
      <loext:graphic-properties draw:fill="solid" draw:fill-color="#8e86ae" draw:opacity="100%"/>
      <style:paragraph-properties fo:text-align="center" style:writing-mode="lr-tb"/>
      <style:text-properties fo:color="#ffffff" loext:opacity="100%" fo:font-size="10pt"/>
    </style:style>
    <style:style style:name="P5" style:family="paragraph">
      <loext:graphic-properties draw:fill="solid" draw:fill-color="#5983b0" draw:opacity="100%"/>
      <style:paragraph-properties fo:text-align="center" style:writing-mode="lr-tb"/>
      <style:text-properties fo:color="#ffffff" loext:opacity="100%" fo:font-size="10pt"/>
    </style:style>
    <style:style style:name="P6" style:family="paragraph">
      <style:paragraph-properties fo:margin-left="0cm" fo:margin-right="0cm" fo:text-align="center" fo:text-indent="0cm" style:writing-mode="lr-tb"/>
      <style:text-properties fo:color="#ffffff" loext:opacity="100%" style:font-name="Liberation Sans" fo:font-size="10pt" style:letter-kerning="true" style:font-name-asian="Noto Sans CJK SC" style:font-size-asian="18pt" style:font-name-complex="Lohit Devanagari" style:font-size-complex="18pt"/>
    </style:style>
    <style:style style:name="P7" style:family="paragraph">
      <loext:graphic-properties draw:fill="solid" draw:fill-color="#5983b0" draw:opacity="100%"/>
      <style:paragraph-properties fo:margin-left="0cm" fo:margin-right="0cm" fo:text-align="center" fo:text-indent="0cm" style:writing-mode="lr-tb"/>
      <style:text-properties fo:color="#ffffff" loext:opacity="100%" style:font-name="Liberation Sans" fo:font-size="10pt" style:letter-kerning="true" style:font-name-asian="Noto Sans CJK SC" style:font-size-asian="18pt" style:font-name-complex="Lohit Devanagari" style:font-size-complex="18pt"/>
    </style:style>
    <style:style style:name="P8" style:family="paragraph">
      <style:paragraph-properties fo:margin-left="0cm" fo:margin-right="0cm" fo:text-align="center" fo:text-indent="0cm"/>
      <style:text-properties fo:color="#ffffff" loext:opacity="100%" style:font-name="Liberation Sans" fo:font-size="10pt" style:letter-kerning="true" style:font-name-asian="Noto Sans CJK SC" style:font-size-asian="18pt" style:font-name-complex="Lohit Devanagari" style:font-size-complex="18pt"/>
    </style:style>
    <style:style style:name="P9" style:family="paragraph">
      <style:paragraph-properties fo:margin-left="0cm" fo:margin-right="0cm" fo:text-align="center" fo:text-indent="0cm" style:writing-mode="lr-tb"/>
      <style:text-properties fo:color="#000000" loext:opacity="100%" style:font-name="Liberation Sans" fo:font-size="10pt" style:letter-kerning="true" style:font-name-asian="Noto Sans CJK SC" style:font-size-asian="18pt" style:font-name-complex="Lohit Devanagari" style:font-size-complex="18pt"/>
    </style:style>
    <style:style style:name="P10" style:family="paragraph">
      <loext:graphic-properties draw:fill="solid" draw:fill-color="#ff860d" draw:opacity="100%"/>
      <style:paragraph-properties fo:margin-left="0cm" fo:margin-right="0cm" fo:text-align="center" fo:text-indent="0cm" style:writing-mode="lr-tb"/>
      <style:text-properties fo:color="#000000" loext:opacity="100%" style:font-name="Liberation Sans" fo:font-size="10pt" style:letter-kerning="true" style:font-name-asian="Noto Sans CJK SC" style:font-size-asian="18pt" style:font-name-complex="Lohit Devanagari" style:font-size-complex="18pt"/>
    </style:style>
    <style:style style:name="P11" style:family="paragraph">
      <style:paragraph-properties fo:text-align="center" style:writing-mode="lr-tb"/>
      <style:text-properties fo:color="#000000" loext:opacity="100%" fo:font-size="10pt"/>
    </style:style>
    <style:style style:name="P12" style:family="paragraph">
      <loext:graphic-properties draw:fill="solid" draw:fill-color="#ff860d" draw:opacity="100%"/>
      <style:paragraph-properties fo:text-align="center" style:writing-mode="lr-tb"/>
      <style:text-properties fo:color="#000000" loext:opacity="100%" fo:font-size="10pt"/>
    </style:style>
    <style:style style:name="P13" style:family="paragraph">
      <loext:graphic-properties draw:fill="solid" draw:fill-color="#000000" draw:opacity="100%"/>
      <style:paragraph-properties fo:text-align="center" style:writing-mode="lr-tb"/>
      <style:text-properties fo:color="#ffffff" loext:opacity="100%" fo:font-size="10pt"/>
    </style:style>
    <style:style style:name="P14" style:family="paragraph">
      <loext:graphic-properties draw:fill="solid" draw:fill-color="#5eb91e" draw:opacity="100%"/>
      <style:paragraph-properties fo:text-align="center" style:writing-mode="lr-tb"/>
      <style:text-properties fo:color="#ffffff" loext:opacity="100%" fo:font-size="10pt"/>
    </style:style>
    <style:style style:name="P15" style:family="paragraph">
      <style:paragraph-properties fo:text-align="start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4pt"/>
    </style:style>
    <style:style style:name="P17" style:family="paragraph">
      <style:paragraph-properties fo:text-align="end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9" style:family="paragraph">
      <style:paragraph-properties fo:text-align="end"/>
      <style:text-properties fo:font-size="14pt" fo:background-color="#ffffff"/>
    </style:style>
    <style:style style:name="P20" style:family="paragraph">
      <loext:graphic-properties draw:fill="none"/>
      <style:paragraph-properties fo:text-align="end"/>
      <style:text-properties fo:font-size="14pt" fo:background-color="#ffffff"/>
    </style:style>
    <style:style style:name="P21" style:family="paragraph">
      <style:paragraph-properties fo:text-align="center"/>
      <style:text-properties fo:font-size="14pt"/>
    </style:style>
    <style:style style:name="P22" style:family="paragraph">
      <loext:graphic-properties draw:fill="none"/>
      <style:paragraph-properties fo:text-align="center"/>
      <style:text-properties fo:font-size="14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9pt" style:font-size-asian="9pt" style:font-size-complex="9pt"/>
    </style:style>
    <style:style style:name="P25" style:family="paragraph">
      <style:paragraph-properties fo:text-align="center"/>
      <style:text-properties fo:font-size="9pt"/>
    </style:style>
    <style:style style:name="P26" style:family="paragraph">
      <loext:graphic-properties draw:fill="none"/>
      <style:paragraph-properties fo:text-align="center"/>
      <style:text-properties fo:font-size="9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/>
    </style:style>
    <style:style style:name="P29" style:family="paragraph">
      <style:paragraph-properties fo:text-align="start"/>
      <style:text-properties fo:font-size="9pt"/>
    </style:style>
    <style:style style:name="P30" style:family="paragraph">
      <loext:graphic-properties draw:fill="none"/>
      <style:paragraph-properties fo:text-align="start"/>
      <style:text-properties fo:font-size="9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  <style:paragraph-properties fo:text-align="end"/>
      <style:text-properties fo:font-size="9pt" style:font-size-asian="9pt" style:font-size-complex="9pt"/>
    </style:style>
    <style:style style:name="P33" style:family="paragraph">
      <style:paragraph-properties fo:text-align="center"/>
      <style:text-properties fo:font-style="italic" style:text-underline-style="solid" style:text-underline-width="auto" style:text-underline-color="font-color" fo:background-color="#ffff00"/>
    </style:style>
    <style:style style:name="P34" style:family="paragraph">
      <loext:graphic-properties draw:fill="none"/>
      <style:paragraph-properties fo:text-align="center"/>
      <style:text-properties fo:font-size="9pt" fo:font-style="italic" style:text-underline-style="solid" style:text-underline-width="auto" style:text-underline-color="font-color" fo:background-color="#ffff00" style:font-size-asian="9pt" style:font-size-complex="9pt"/>
    </style:style>
    <style:style style:name="P35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start"/>
    </style:style>
    <style:style style:name="P37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38" style:family="paragraph">
      <style:paragraph-properties fo:text-align="end"/>
      <style:text-properties fo:font-size="9pt"/>
    </style:style>
    <style:style style:name="P39" style:family="paragraph">
      <style:paragraph-properties fo:text-align="center"/>
      <style:text-properties fo:color="#ffffff" loext:opacity="100%"/>
    </style:style>
    <style:style style:name="P40" style:family="paragraph">
      <loext:graphic-properties draw:fill-color="#ff0000"/>
      <style:paragraph-properties fo:text-align="center"/>
      <style:text-properties fo:color="#ffffff" loext:opacity="100%"/>
    </style:style>
    <style:style style:name="P41" style:family="paragraph">
      <style:paragraph-properties fo:text-align="end"/>
      <style:text-properties fo:font-size="9pt" fo:font-style="italic"/>
    </style:style>
    <style:style style:name="P42" style:family="paragraph">
      <loext:graphic-properties draw:fill="none"/>
      <style:paragraph-properties fo:text-align="end"/>
      <style:text-properties fo:font-size="9pt" fo:font-style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background-color="#ffffff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5cm" svg:x="19.75cm" svg:y="14cm">
          <text:p text:style-name="P1">Pitot-static Sys.</text:p>
          <text:p text:style-name="P1"><text:span text:style-name="T1">RP20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.5cm" svg:x="19.75cm" svg:y="11.75cm">
          <text:p text:style-name="P3">Dif. Pres. Sens.</text:p>
          <text:p text:style-name="P3"><text:span text:style-name="T1">ND005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.5cm" svg:x="0.75cm" svg:y="14cm">
          <text:p text:style-name="P3">LIDAR (12m)</text:p>
          <text:p text:style-name="P3"><text:span text:style-name="T1">TFmini-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19.75cm" svg:y="17.25cm">
          <text:p text:style-name="P1">Flight Stick</text:p>
          <text:p text:style-name="P1"><text:span text:style-name="T1">STM32F103C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.5cm" svg:x="24.25cm" svg:y="17.25cm">
          <text:p text:style-name="P3">Stain Gauge Amp</text:p>
          <text:p text:style-name="P3"><text:span text:style-name="T1">HX7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cm" svg:height="9.75cm" svg:x="13cm" svg:y="5.75cm">
          <text:p text:style-name="P1">Main Board</text:p>
          <text:p text:style-name="P1"><text:span text:style-name="T1">STM32F103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999cm" svg:height="1.488cm" svg:x="8.251cm" svg:y="14.012cm">
          <text:p text:style-name="P6">Orientation</text:p>
          <text:p text:style-name="P6"><text:span text:style-name="T1">BNO0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cm" svg:height="1.488cm" svg:x="4.5cm" svg:y="14.012cm">
          <text:p text:style-name="P3">Barometer</text:p>
          <text:p text:style-name="P3"><text:span text:style-name="T1">DPS3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.5cm" svg:x="19.75cm" svg:y="7.75cm">
          <text:p text:style-name="P3">GPS</text:p>
          <text:p text:style-name="P3"><text:span text:style-name="T1">MTK33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8.25cm" svg:y="5.75cm">
          <text:p text:style-name="P1">RPi 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cm" svg:height="1.5cm" svg:x="3.5cm" svg:y="5.75cm">
          <text:p text:style-name="P8">ANT+ 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.5cm" svg:x="3.5cm" svg:y="11.75cm">
          <text:p text:style-name="P3">Stain Gauge Amp</text:p>
          <text:p text:style-name="P3"><text:span text:style-name="T1">HX7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cm" svg:height="1.488cm" svg:x="8.25cm" svg:y="11.762cm">
          <text:p text:style-name="P1">Spar Load</text:p>
          <text:p text:style-name="P1"><text:span text:style-name="T1">ATtiny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cm" svg:height="1.5cm" svg:x="0.75cm" svg:y="17.25cm">
          <text:p text:style-name="P9">Dist. Regs.</text:p>
          <text:p text:style-name="P9"><text:span text:style-name="T1">Servo X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5.25cm" svg:y="17.25cm">
          <text:p text:style-name="P1">Control Board</text:p>
          <text:p text:style-name="P1"><text:span text:style-name="T1">ATmega328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999cm" svg:height="1.5cm" svg:x="5.251cm" svg:y="19.5cm">
          <text:p text:style-name="P9">Aileron Pos.</text:p>
          <text:p text:style-name="P9"><text:span text:style-name="T1">Potentio. X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99cm" svg:height="1.5cm" svg:x="0.751cm" svg:y="19.5cm">
          <text:p text:style-name="P9">Indicator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.5cm" svg:x="24.25cm" svg:y="1.25cm">
          <text:p text:style-name="P3">Stain Gauge Amp</text:p>
          <text:p text:style-name="P3"><text:span text:style-name="T1">HX7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3cm" svg:height="1.5cm" svg:x="19.75cm" svg:y="19.5cm">
          <text:p text:style-name="P9">Buttons</text:p>
          <text:p text:style-name="P9"><text:span text:style-name="T1">X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3cm" svg:height="1.5cm" svg:x="19.75cm" svg:y="1.25cm">
          <text:p text:style-name="P11">Actuators</text:p>
          <text:p text:style-name="P11"><text:span text:style-name="T1">Servo X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19.75cm" svg:y="3.5cm">
          <text:p text:style-name="P1">Pitch Controller</text:p>
          <text:p text:style-name="P1"><text:span text:style-name="T1">ATmega328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.5cm" svg:x="19.75cm" svg:y="5.75cm">
          <text:p text:style-name="P3">Bluetooth Mod.</text:p>
          <text:p text:style-name="P3"><text:span text:style-name="T1">HC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.5cm" svg:x="24.25cm" svg:y="3.5cm">
          <text:p text:style-name="P3">Bluetooth Mod.</text:p>
          <text:p text:style-name="P3"><text:span text:style-name="T1">HC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cm" svg:height="1.499cm" svg:x="24.25cm" svg:y="14.001cm">
          <text:p text:style-name="P3">Bluetooth Mod.</text:p>
          <text:p text:style-name="P3"><text:span text:style-name="T1">HC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3cm" svg:height="1.513cm" svg:x="8.25cm" svg:y="9.75cm">
          <text:p text:style-name="P3">Telemetry Mod.</text:p>
          <text:p text:style-name="P3"><text:span text:style-name="T1">nRF24L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3cm" svg:height="1.5cm" svg:x="8.25cm" svg:y="7.75cm">
          <text:p text:style-name="P9">Shaft Encoder</text:p>
          <text:p text:style-name="P9"><text:span text:style-name="T1">Magne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1.5cm" svg:x="13cm" svg:y="1.25cm">
          <text:p text:style-name="P3">Video 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3cm" svg:height="1.5cm" svg:x="3.5cm" svg:y="1.25cm">
          <text:p text:style-name="P3">Heart Rate Monitors X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3cm" svg:height="1.5cm" svg:x="8.25cm" svg:y="1.25cm">
          <text:p text:style-name="P3">Power Pedals</text:p>
          <text:p text:style-name="P3">X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12.75cm" svg:y="17.25cm">
          <text:p text:style-name="P1">Battery Monitor</text:p>
          <text:p text:style-name="P1"><text:span text:style-name="T1">ATmega328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.5cm" svg:x="9.25cm" svg:y="17.25cm">
          <text:p text:style-name="P3">An-Dig. Conv.</text:p>
          <text:p text:style-name="P3"><text:span text:style-name="T1">MCP34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.5cm" svg:x="9.25cm" svg:y="19.5cm">
          <text:p text:style-name="P3">Current Sensor</text:p>
          <text:p text:style-name="P3"><text:span text:style-name="T1">ACS712-20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.5cm" svg:x="19.75cm" svg:y="9.75cm">
          <text:p text:style-name="P3">Dig. Temp/Hum</text:p>
          <text:p text:style-name="P3"><text:span text:style-name="T1">DHT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2.25cm" svg:height="1.5cm" svg:x="0.75cm" svg:y="9.75cm">
          <text:p text:style-name="P3">Ground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10.75cm" svg:height="2cm" svg:x="0.75cm" svg:y="11.5cm">
          <text:p text:style-name="P15">Spar Load</text:p>
          <text:p text:style-name="P15">Monitor</text:p>
          <text:p text:style-name="P15">X 7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0.75cm" svg:height="2cm" svg:x="0.75cm" svg:y="5.5cm">
          <text:p text:style-name="P15">ANT Sys.</text:p>
          <text:p text:style-name="P15">X 1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8cm" svg:height="4.25cm" svg:x="19.5cm" svg:y="17cm">
          <text:p text:style-name="P17"><text:span text:style-name="T2">Flight Stick</text:span></text:p>
          <text:p text:style-name="P17"><text:span text:style-name="T2">X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8cm" svg:height="4.25cm" svg:x="19.5cm" svg:y="11.5cm">
          <text:p text:style-name="P19"><text:span text:style-name="T3">Pitot-static System</text:span></text:p>
          <text:p text:style-name="P19"><text:span text:style-name="T3">X 1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8cm" svg:height="4.75cm" svg:x="19.5cm" svg:y="0.5cm">
          <text:p text:style-name="P21">Propellor Controller X 2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8cm" svg:height="4.75cm" svg:x="0.5cm" svg:y="16.5cm">
          <text:p text:style-name="P15">Control System X 1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7cm" svg:height="4.25cm" svg:x="9cm" svg:y="17cm">
          <text:p text:style-name="P17"><text:span text:style-name="T2">Power Monitor</text:span></text:p>
          <text:p text:style-name="P17"><text:span text:style-name="T2">X 2(?)</text:span></text:p>
          <draw:enhanced-geometry svg:viewBox="0 0 21600 21600" draw:type="rectangle" draw:enhanced-path="M 0 0 L 21600 0 21600 21600 0 21600 0 0 Z N"/>
        </draw:custom-shape>
        <draw:line draw:style-name="gr25" draw:text-style-name="P24" draw:layer="layout" svg:x1="22.75cm" svg:y1="4.25cm" svg:x2="24.25cm" svg:y2="4.25cm">
          <text:p text:style-name="P23"><text:span text:style-name="T4">UART</text:span></text:p>
          <text:p text:style-name="P23"><text:span text:style-name="T4"/></text:p>
        </draw:line>
        <draw:line draw:style-name="gr25" draw:text-style-name="P24" draw:layer="layout" svg:x1="22.75cm" svg:y1="14.75cm" svg:x2="24.25cm" svg:y2="14.75cm">
          <text:p text:style-name="P23"><text:span text:style-name="T4">UART</text:span></text:p>
          <text:p text:style-name="P23"><text:span text:style-name="T4"/></text:p>
        </draw:line>
        <draw:line draw:style-name="gr26" draw:text-style-name="P24" draw:layer="layout" svg:x1="11.25cm" svg:y1="10.5cm" svg:x2="13cm" svg:y2="10.5cm">
          <text:p text:style-name="P23"><text:span text:style-name="T4">SPI</text:span></text:p>
          <text:p text:style-name="P23"><text:span text:style-name="T4"/></text:p>
        </draw:line>
        <draw:line draw:style-name="gr26" draw:text-style-name="P24" draw:layer="layout" svg:x1="11.25cm" svg:y1="12.5cm" svg:x2="13cm" svg:y2="12.5cm">
          <text:p text:style-name="P23"><text:span text:style-name="T4">One</text:span></text:p>
          <text:p text:style-name="P23"><text:span text:style-name="T4">Wire</text:span></text:p>
        </draw:line>
        <draw:line draw:style-name="gr26" draw:text-style-name="P24" draw:layer="layout" svg:x1="11.25cm" svg:y1="6.5cm" svg:x2="13cm" svg:y2="6.5cm">
          <text:p text:style-name="P23"><text:span text:style-name="T4">UART</text:span></text:p>
          <text:p text:style-name="P23"><text:span text:style-name="T4"/></text:p>
        </draw:line>
        <draw:line draw:style-name="gr26" draw:text-style-name="P24" draw:layer="layout" svg:x1="18cm" svg:y1="6.5cm" svg:x2="19.75cm" svg:y2="6.5cm">
          <text:p text:style-name="P23"><text:span text:style-name="T4">UART</text:span></text:p>
          <text:p text:style-name="P23"><text:span text:style-name="T4"/></text:p>
        </draw:line>
        <draw:line draw:style-name="gr26" draw:text-style-name="P24" draw:layer="layout" svg:x1="18cm" svg:y1="8.5cm" svg:x2="19.75cm" svg:y2="8.5cm">
          <text:p text:style-name="P23"><text:span text:style-name="T4">UART</text:span></text:p>
          <text:p text:style-name="P23"><text:span text:style-name="T4"/></text:p>
        </draw:line>
        <draw:line draw:style-name="gr26" draw:text-style-name="P24" draw:layer="layout" svg:x1="18cm" svg:y1="10.5cm" svg:x2="19.75cm" svg:y2="10.5cm">
          <text:p text:style-name="P23"><text:span text:style-name="T4">Digital</text:span></text:p>
          <text:p text:style-name="P23"><text:span text:style-name="T4"/></text:p>
        </draw:line>
        <draw:line draw:style-name="gr26" draw:text-style-name="P24" draw:layer="layout" svg:x1="6.5cm" svg:y1="6.5cm" svg:x2="8.25cm" svg:y2="6.5cm">
          <text:p text:style-name="P23"><text:span text:style-name="T4">USB</text:span></text:p>
          <text:p text:style-name="P23"><text:span text:style-name="T4"/></text:p>
        </draw:line>
        <draw:line draw:style-name="gr26" draw:text-style-name="P24" draw:layer="layout" svg:x1="6.5cm" svg:y1="12.5cm" svg:x2="8.25cm" svg:y2="12.5cm">
          <text:p text:style-name="P23"><text:span text:style-name="T4">SPI</text:span></text:p>
          <text:p text:style-name="P23"><text:span text:style-name="T4"/></text:p>
        </draw:line>
        <draw:line draw:style-name="gr27" draw:text-style-name="P26" draw:layer="layout" svg:x1="11.25cm" svg:y1="8.5cm" svg:x2="13cm" svg:y2="8.5cm">
          <text:p text:style-name="P25">Digital</text:p>
          <text:p text:style-name="P25"/>
        </draw:line>
        <draw:line draw:style-name="gr26" draw:text-style-name="P24" draw:layer="layout" svg:x1="22.75cm" svg:y1="18cm" svg:x2="24.25cm" svg:y2="18cm">
          <text:p text:style-name="P23"><text:span text:style-name="T4">SPI</text:span></text:p>
          <text:p text:style-name="P23"><text:span text:style-name="T4"/></text:p>
        </draw:line>
        <draw:line draw:style-name="gr26" draw:text-style-name="P24" draw:layer="layout" svg:x1="22.75cm" svg:y1="3.5cm" svg:x2="24.25cm" svg:y2="2.75cm">
          <text:p text:style-name="P23"><text:span text:style-name="T4">SPI</text:span></text:p>
          <text:p text:style-name="P23"><text:span text:style-name="T4"/></text:p>
        </draw:line>
        <draw:line draw:style-name="gr26" draw:text-style-name="P24" draw:layer="layout" svg:x1="15.5cm" svg:y1="2.75cm" svg:x2="15.5cm" svg:y2="5.75cm">
          <text:p text:style-name="P23"><text:span text:style-name="T4">USB</text:span></text:p>
          <text:p text:style-name="P23"><text:span text:style-name="T4"/></text:p>
        </draw:line>
        <draw:line draw:style-name="gr28" draw:text-style-name="P24" draw:layer="layout" svg:x1="3cm" svg:y1="10.5cm" svg:x2="8.25cm" svg:y2="10.5cm">
          <text:p text:style-name="P23"><text:span text:style-name="T4">2.4 GHz</text:span></text:p>
          <text:p text:style-name="P23"><text:span text:style-name="T4"/></text:p>
        </draw:line>
        <draw:line draw:style-name="gr29" draw:text-style-name="P28" draw:layer="layout" svg:x1="2.25cm" svg:y1="16.25cm" svg:x2="14.25cm" svg:y2="16.25cm">
          <text:p text:style-name="P27"><text:span text:style-name="T4">I2C 5V</text:span></text:p>
          <text:p text:style-name="P27"><text:span text:style-name="T4"/></text:p>
        </draw:line>
        <draw:line draw:style-name="gr30" draw:text-style-name="P30" draw:layer="layout" svg:x1="16.75cm" svg:y1="16.25cm" svg:x2="21.25cm" svg:y2="16.25cm">
          <text:p text:style-name="P29">I2C 3V3</text:p>
          <text:p text:style-name="P29"/>
        </draw:line>
        <draw:line draw:style-name="gr31" draw:text-style-name="P31" draw:layer="layout" svg:x1="14.25cm" svg:y1="16.25cm" svg:x2="14.25cm" svg:y2="15.5cm">
          <text:p/>
        </draw:line>
        <draw:line draw:style-name="gr32" draw:text-style-name="P31" draw:layer="layout" svg:x1="16.75cm" svg:y1="16.25cm" svg:x2="16.75cm" svg:y2="15.5cm">
          <text:p/>
        </draw:line>
        <draw:line draw:style-name="gr33" draw:text-style-name="P31" draw:layer="layout" svg:x1="6cm" svg:y1="16.25cm" svg:x2="6cm" svg:y2="15.5cm">
          <text:p/>
        </draw:line>
        <draw:line draw:style-name="gr33" draw:text-style-name="P31" draw:layer="layout" svg:x1="9.75cm" svg:y1="16.25cm" svg:x2="9.75cm" svg:y2="15.5cm">
          <text:p/>
        </draw:line>
        <draw:line draw:style-name="gr34" draw:text-style-name="P31" draw:layer="layout" svg:x1="21.25cm" svg:y1="16.25cm" svg:x2="21.25cm" svg:y2="15.5cm">
          <text:p/>
        </draw:line>
        <draw:line draw:style-name="gr35" draw:text-style-name="P31" draw:layer="layout" svg:x1="6.75cm" svg:y1="16.25cm" svg:x2="6.75cm" svg:y2="17.25cm">
          <text:p/>
        </draw:line>
        <draw:line draw:style-name="gr35" draw:text-style-name="P31" draw:layer="layout" svg:x1="14.25cm" svg:y1="16.25cm" svg:x2="14.25cm" svg:y2="17.25cm">
          <text:p/>
        </draw:line>
        <draw:line draw:style-name="gr36" draw:text-style-name="P31" draw:layer="layout" svg:x1="21.25cm" svg:y1="16.25cm" svg:x2="21.25cm" svg:y2="17.25cm">
          <text:p/>
        </draw:line>
        <draw:line draw:style-name="gr35" draw:text-style-name="P31" draw:layer="layout" svg:x1="10.75cm" svg:y1="16.25cm" svg:x2="10.75cm" svg:y2="17.25cm">
          <text:p/>
        </draw:line>
        <draw:line draw:style-name="gr37" draw:text-style-name="P32" draw:layer="layout" svg:x1="21.25cm" svg:y1="3.5cm" svg:x2="21.25cm" svg:y2="2.75cm">
          <text:p text:style-name="P23"><text:span text:style-name="T4">PWM</text:span></text:p>
        </draw:line>
        <draw:line draw:style-name="gr38" draw:text-style-name="P24" draw:layer="layout" svg:x1="3.75cm" svg:y1="19.5cm" svg:x2="5.25cm" svg:y2="18.75cm">
          <text:p text:style-name="P23"><text:span text:style-name="T4">Digital</text:span></text:p>
          <text:p text:style-name="P23"><text:span text:style-name="T4"/></text:p>
        </draw:line>
        <draw:line draw:style-name="gr38" draw:text-style-name="P24" draw:layer="layout" svg:x1="3.75cm" svg:y1="18cm" svg:x2="5.25cm" svg:y2="18cm">
          <text:p text:style-name="P23"><text:span text:style-name="T4">PWM</text:span></text:p>
          <text:p text:style-name="P23"><text:span text:style-name="T4"/></text:p>
        </draw:line>
        <draw:line draw:style-name="gr39" draw:text-style-name="P23" draw:layer="layout" svg:x1="6.75cm" svg:y1="18.75cm" svg:x2="6.75cm" svg:y2="19.5cm">
          <text:p/>
        </draw:line>
        <draw:line draw:style-name="gr40" draw:text-style-name="P23" draw:layer="layout" svg:x1="10.75cm" svg:y1="18.75cm" svg:x2="10.75cm" svg:y2="19.5cm">
          <text:p/>
        </draw:line>
        <draw:line draw:style-name="gr41" draw:text-style-name="P23" draw:layer="layout" svg:x1="21.25cm" svg:y1="18.75cm" svg:x2="21.25cm" svg:y2="19.5cm">
          <text:p/>
        </draw:line>
        <draw:line draw:style-name="gr42" draw:text-style-name="P23" draw:layer="layout" svg:x1="21.25cm" svg:y1="14cm" svg:x2="21.25cm" svg:y2="13.25cm">
          <text:p/>
        </draw:line>
        <draw:custom-shape draw:style-name="gr43" draw:text-style-name="P34" draw:layer="layout" svg:width="3cm" svg:height="0.75cm" svg:x="14cm" svg:y="16cm">
          <text:p text:style-name="P33"><text:span text:style-name="T4">I2C bus data is shared across voltages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1.25cm" svg:height="0.75cm" svg:x="7cm" svg:y="18.7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2cm" svg:height="0.75cm" svg:x="6.5cm" svg:y="18.75cm">
          <text:p text:style-name="P23"><text:span text:style-name="T4">Analog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2cm" svg:height="0.75cm" svg:x="10.5cm" svg:y="18.75cm">
          <text:p text:style-name="P23"><text:span text:style-name="T4">Analog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2cm" svg:height="0.75cm" svg:x="21cm" svg:y="18.75cm">
          <text:p text:style-name="P23"><text:span text:style-name="T4">Digital</text:span></text:p>
          <draw:enhanced-geometry svg:viewBox="0 0 21600 21600" draw:type="rectangle" draw:enhanced-path="M 0 0 L 21600 0 21600 21600 0 21600 0 0 Z N"/>
        </draw:custom-shape>
        <draw:custom-shape draw:style-name="gr46" draw:text-style-name="P35" draw:layer="layout" svg:width="1.75cm" svg:height="0.75cm" svg:x="21cm" svg:y="2.75cm">
          <text:p text:style-name="P23"><text:span text:style-name="T4">PWM</text:span></text:p>
          <draw:enhanced-geometry svg:viewBox="0 0 21600 21600" draw:type="rectangle" draw:enhanced-path="M 0 0 L 21600 0 21600 21600 0 21600 0 0 Z N"/>
        </draw:custom-shape>
        <draw:custom-shape draw:style-name="gr47" draw:text-style-name="P35" draw:layer="layout" svg:width="1.5cm" svg:height="0.75cm" svg:x="21cm" svg:y="13.25cm">
          <text:p text:style-name="P23"><text:span text:style-name="T4">SPI</text:span></text:p>
          <draw:enhanced-geometry svg:viewBox="0 0 21600 21600" draw:type="rectangle" draw:enhanced-path="M 0 0 L 21600 0 21600 21600 0 21600 0 0 Z N"/>
        </draw:custom-shape>
        <draw:line draw:style-name="gr48" draw:text-style-name="P23" draw:layer="layout" svg:x1="5cm" svg:y1="5.75cm" svg:x2="5cm" svg:y2="2.75cm">
          <text:p/>
        </draw:line>
        <draw:line draw:style-name="gr49" draw:text-style-name="P31" draw:layer="layout" svg:x1="9.75cm" svg:y1="4cm" svg:x2="9.75cm" svg:y2="2.75cm">
          <text:p/>
        </draw:line>
        <draw:line draw:style-name="gr50" draw:text-style-name="P37" draw:layer="layout" svg:x1="5cm" svg:y1="4cm" svg:x2="9.75cm" svg:y2="4cm">
          <text:p text:style-name="P36"><text:span text:style-name="T4">ANT+</text:span></text:p>
          <text:p text:style-name="P36"><text:span text:style-name="T4"/></text:p>
        </draw:line>
        <draw:line draw:style-name="gr33" draw:text-style-name="P31" draw:layer="layout" svg:x1="2.25cm" svg:y1="16.25cm" svg:x2="2.25cm" svg:y2="15.5cm">
          <text:p/>
        </draw:line>
        <draw:line draw:style-name="gr48" draw:text-style-name="P23" draw:layer="layout" svg:x1="25.75cm" svg:y1="14cm" svg:x2="25.75cm" svg:y2="5cm">
          <text:p/>
        </draw:line>
        <draw:line draw:style-name="gr51" draw:text-style-name="P38" draw:layer="layout" svg:x1="22.75cm" svg:y1="6.5cm" svg:x2="25.75cm" svg:y2="6.5cm">
          <text:p text:style-name="P38">Bluetooth</text:p>
          <text:p text:style-name="P38"/>
        </draw:line>
        <draw:custom-shape draw:style-name="gr52" draw:text-style-name="P40" draw:layer="layout" svg:width="4.25cm" svg:height="2.25cm" svg:x="10.25cm" svg:y="3cm">
          <text:p text:style-name="P39"><text:span text:style-name="T5">WARNING ERRORS </text:span><text:span text:style-name="T5">PRESENT IN DIAGRAM</text:span></text:p>
          <draw:enhanced-geometry svg:viewBox="0 0 21600 21600" draw:type="rectangle" draw:enhanced-path="M 0 0 L 21600 0 21600 21600 0 21600 0 0 Z N"/>
        </draw:custom-shape>
        <draw:custom-shape draw:style-name="gr53" draw:text-style-name="P42" draw:layer="layout" svg:width="3.5cm" svg:height="2cm" svg:x="16cm" svg:y="3.25cm">
          <text:p text:style-name="P41">Note: One propellor controller is only used to observe shaft power and doesn’t actua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7T00:31:47.727620891</meta:creation-date>
    <meta:editing-duration>PT1H58M54S</meta:editing-duration>
    <meta:editing-cycles>28</meta:editing-cycles>
    <meta:generator>LibreOffice/7.3.7.2$Linux_X86_64 LibreOffice_project/30$Build-2</meta:generator>
    <dc:date>2023-07-27T04:04:15.420396976</dc:date>
    <meta:document-statistic meta:object-count="89"/>
  </office:meta>
</office:document-meta>
</file>